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YTA LUQUE FERMIN</text:span></text:p>
      <text:p text:style-name="P3"><text:span text:style-name="T6">CANT. TOTAL DE CAJAS: 118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18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MAYTA MAMANI, SULMA YANETH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3:37:0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